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indent="1.499cm" style:auto-text-indent="false" style:page-number="auto" fo:background-color="transparent"/>
      <style:text-properties fo:font-size="14pt" officeooo:rsid="000e6f22" officeooo:paragraph-rsid="000e6f22" style:font-size-asian="12.25pt" style:font-size-complex="14pt"/>
    </style:style>
    <style:style style:name="P2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indent="1.499cm" style:auto-text-indent="false" fo:background-color="transparent"/>
      <style:text-properties fo:font-size="14pt" officeooo:rsid="000e6f22" officeooo:paragraph-rsid="000e6f22" style:font-size-asian="12.25pt" style:font-size-complex="14pt"/>
    </style:style>
    <style:style style:name="P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indent="1.499cm" style:auto-text-indent="false" fo:background-color="transparent"/>
      <style:text-properties fo:font-size="14pt" officeooo:rsid="000e6f22" officeooo:paragraph-rsid="00103fd3" style:font-size-asian="12.25pt" style:font-size-complex="14pt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indent="1.499cm" style:auto-text-indent="false" fo:background-color="transparent"/>
      <style:text-properties fo:font-size="14pt" officeooo:rsid="001327da" officeooo:paragraph-rsid="001327da" style:font-size-asian="12.25pt" style:font-size-complex="14pt"/>
    </style:style>
    <style:style style:name="P5" style:family="paragraph" style:parent-style-name="Subtitle" style:master-page-name="">
      <loext:graphic-properties draw:fill="none"/>
      <style:paragraph-properties fo:margin-left="0cm" fo:margin-right="0cm" fo:margin-top="0.106cm" fo:margin-bottom="0.212cm" loext:contextual-spacing="false" fo:text-align="start" style:justify-single-word="false" fo:text-indent="1.499cm" style:auto-text-indent="false" style:page-number="auto" fo:background-color="transparent" fo:keep-with-next="always"/>
      <style:text-properties fo:font-size="14pt" style:font-size-asian="14pt" style:font-size-complex="14pt"/>
    </style:style>
    <style:style style:name="P6" style:family="paragraph" style:parent-style-name="Title">
      <style:text-properties fo:font-size="18pt" style:font-size-asian="18pt" style:font-size-complex="18pt"/>
    </style:style>
    <style:style style:name="T1" style:family="text">
      <style:text-properties officeooo:rsid="000e4cd3"/>
    </style:style>
    <style:style style:name="T2" style:family="text">
      <style:text-properties officeooo:rsid="000ec720"/>
    </style:style>
    <style:style style:name="T3" style:family="text">
      <style:text-properties officeooo:rsid="00103fd3"/>
    </style:style>
    <style:style style:name="T4" style:family="text">
      <style:text-properties officeooo:rsid="00113206"/>
    </style:style>
    <style:style style:name="T5" style:family="text">
      <style:text-properties officeooo:rsid="0014638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Лабораторная работа №2. </text:span>Изучение графического и консольного интерфейсов Linux. Файловый менеджер mc</text:p>
      <text:p text:style-name="Standard"/>
      <text:p text:style-name="P5">Цель работы - знакомство с интерфейсами пользователя в системе Linux и приобретение навыков работы с командной строкой в графическом и консольном интерфейсах POSIX систем. Изучение основных команд для работы с каталогами и файлами.</text:p>
      <text:p text:style-name="Subtitle">Основные теоретические сведения</text:p>
      <text:p text:style-name="P1">Современные дистрибутивы Linux поддерживают графический <text:span text:style-name="T2">и консольный интерфейсы</text:span>. <text:span text:style-name="T2">Графический интерфейс немного</text:span> отличается от привычного интерфейса систем Windows, но интуитивно понятен каждому. В обязательном порядке имеется встроенная подсказка и всегда можно получить справку.</text:p>
      <text:p text:style-name="P2">Если Вы установили себе Linux Mint, то в качестве оконного менеджера устанавливается Cinnamon. Он похож внешне на интерфейс многих систем Windows. У него так же есть некий аналог кнопки «Пуск», так же есть пункты меню, в которых сгруппированы установленные и доступнае для работы основные приложения. Изучите и опишите их (кратко).</text:p>
      <text:p text:style-name="P2">Среди системных программ доступна утилита, предоставляющая информацию о системе. Найдите её, запустите и сохраните в виде файла отчет о её работе; файл сохраните на рабочем столе и в каталоге (в папке) «Документы», которая доступна пользователю из каталога «Домашняя папка».</text:p>
      <text:p text:style-name="P3">Работа с файлами в графическом режиме возможна через файловый менеджер. Изучите работу в нём. В частности, включите режим просмотра скрытых (невидимых) файлов. Покажите в отчёте как включается/выключается этот режим.</text:p>
      <text:p text:style-name="P3">В некоторых случаях работа с графическим интерфейсом затруднена или невозможна. Например, если вы подключаетесь к удаленной машине через низкоскоростной канал, или настраиваете устройство со встроенной ОС Linux без графического интерфейса. И довольно часто работа в консоли требуется для получения доступа к разнообразным тонким настройкам, недоступным в графике.</text:p>
      <text:p text:style-name="P3">Для перехода в режим консоли достаточно нажать комбинацию клавиш {Сtrl+Alt+F&gt;}, где &gt; означает номер терминала. Linux по умолчанию <text:soft-page-break/>поддерживает 6 терминалов (консолей) с текстовым интерфейсом и один терминал с графическим режимом. То есть если мы нажали {Сtrl+Alt+F2}, то перейдем в терминал}, то перейдем в терминал tty2}, то перейдем в терминал, а если нажмем {Сtrl+Alt+F7}, то вернёмся в графический режим и увидем}, то вернёмся в графический режим и увид<text:span text:style-name="T3">и</text:span>м десктоп (desktop - рабочий стол) системы. Кроме основных 6 текстовых консолей (tty1, tty2}, то перейдем в терминал, tty3, tty4, tty5, tty6) и одного графического терминала, Linux поддерживает виртуальные консоли, позволяя запускать интерпретатор команд непосредственно в графическом режиме и наблюдать в окне его работу. При этом средствами графического интерфейса можно менять размеры окна такой консоли, шрифт, цвет и некоторые другие параметры.</text:p>
      <text:p text:style-name="P3">В консольном режиме система принимает команды и, если они составлены корректно и для их выполнения выполнены все условия, включая права на их запуск, то они исполняются. Ваша задача — познакомиться с командной строкой и со специальным файловым менеджером mc — Midnight Commander — который работает в псевдографике и предоставляет пользователю две панели. Двухпанельные файловые менеджеры очень удобны в работе. Midnight Commander — один из самых популярных файловых менеджеров с текстовым интерфейсом типа Norton Commander для UNIX-подобных операционных систем Ваша задача — познакомиться с ним.</text:p>
      <text:p text:style-name="P3"><text:span text:style-name="T4">Н</text:span>ачать знакомство можно обратившись к Википедии — https://ru.wikipedia.org/wiki/Midnight_Commander. Но реально полезные знания и навыки можно получить только непосредственно поработав с ним. Если эта программа изначально не установлена в Вашей системе и Вы не знаете как её можно установить, то оставьте практическую часть по изучению менеджера до работы N <text:span text:style-name="T4">7</text:span>, то вернёмся в графический режим и увид<text:span text:style-name="T4">и</text:span>м. Но в случае, если Вы установили себе систему Linux Mint, добавить себе программу mc можно через менеджер программ; его можно найти в меню в пункте Администрирование.</text:p>
      <text:p text:style-name="P3">Файловая система ОС Linux имеет иерархическую (древовидную) структуру, которая может быть изменена с помощью специальных файловых объектов — ссылок — и перестать быть деревом. В вершинах дерева находятся каталоги , содержащие списки файлов. Эти файлы, в свою очередь, могут быть либо снова каталогами, либо обычными файлами, либо специальными файлами, представляющими различные устройства. Kорневой каталог обозначается как "/" и содержит следующие основные подкаталоги:</text:p>
      <text:p text:style-name="P3">/boot- для хранения файлов ядра и загрузчика системы;</text:p>
      <text:p text:style-name="P3">/dev – для файлов устройств, поддерживаемых системой;</text:p>
      <text:p text:style-name="P3"><text:soft-page-break/>/usr – для программного обеспечения пользователя;</text:p>
      <text:p text:style-name="P3">/bin – для утилит (программ обслуживания ОС);</text:p>
      <text:p text:style-name="P3">/usr/bin – для программ пользователя;</text:p>
      <text:p text:style-name="P3">/sbin – для программ системного администратора;</text:p>
      <text:p text:style-name="P3">/usr/sbin – для программ системного администратора;</text:p>
      <text:p text:style-name="P3">/usr/X11R6 – для графического интерфейса;</text:p>
      <text:p text:style-name="P3">/usr/X11R6/bin – для программ графического интерфейса;</text:p>
      <text:p text:style-name="P3">/lib – для системных библиотек и модулей ядра;</text:p>
      <text:p text:style-name="P3">/tmp – для временных файлов;</text:p>
      <text:p text:style-name="P3">/var – для переменной (изменяемой во время работы) системной информации;</text:p>
      <text:p text:style-name="P3">/var/log – для протоколов работы системы;</text:p>
      <text:p text:style-name="P3">/var/log/dmesg – файл протокола загрузки ядра;</text:p>
      <text:p text:style-name="P3">/media -каталог для съемных носителей;</text:p>
      <text:p text:style-name="P3">/mnt – для монтируемых файловых систем;</text:p>
      <text:p text:style-name="P3">/home/&lt;user&gt; - домашние каталоги пользователей;</text:p>
      <text:p text:style-name="P3">/etc – конфигурационные файлы системы.</text:p>
      <text:p text:style-name="P4">Посмотрите на содержимое этих каталогов в графическом интерфейсе и через файловый менеджер mc. <text:span text:style-name="T5">Найдите свой «домашний каталог» и изучите его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10T17:58:25.205756649</meta:creation-date>
    <dc:date>2023-09-10T18:43:38.564314574</dc:date>
    <meta:editing-duration>PT16M59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3" meta:paragraph-count="31" meta:word-count="710" meta:character-count="5329" meta:non-whitespace-character-count="4627"/>
  </office:meta>
</office:document-meta>
</file>